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row table:style-name="ro1">
          <table:table-cell table:style-name="Default" office:value-type="string">
            <text:p>Id</text:p>
          </table:table-cell>
          <table:table-cell table:style-name="Default" office:value-type="string">
            <text:p>Categoria</text:p>
          </table:table-cell>
          <table:table-cell table:style-name="Default" office:value-type="string">
            <text:p>Especialita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tge</text:p>
          </table:table-cell>
          <table:table-cell office:value-type="string">
            <text:p>Traumatologi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fermera</text:p>
          </table:table-cell>
          <table:table-cell office:value-type="string">
            <text:p>Traumatologi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tge</text:p>
          </table:table-cell>
          <table:table-cell office:value-type="string">
            <text:p>Medicina genera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nfermera</text:p>
          </table:table-cell>
          <table:table-cell office:value-type="string">
            <text:p>Medicina genera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tge</text:p>
          </table:table-cell>
          <table:table-cell office:value-type="string">
            <text:p>Neurologi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nfermera</text:p>
          </table:table-cell>
          <table:table-cell office:value-type="string">
            <text:p>Neurologi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tge</text:p>
          </table:table-cell>
          <table:table-cell office:value-type="string">
            <text:p>Cardiologia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fermera</text:p>
          </table:table-cell>
          <table:table-cell office:value-type="string">
            <text:p>Cardiologi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etge</text:p>
          </table:table-cell>
          <table:table-cell office:value-type="string">
            <text:p>Oncologi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nfermera</text:p>
          </table:table-cell>
          <table:table-cell office:value-type="string">
            <text:p>Oncologia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2">12/02/2012</text:date>, <text:time>12:1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1M3S</meta:editing-duration>
    <meta:editing-cycles>3</meta:editing-cycles>
    <meta:generator>OpenOffice.org/3.3$Win32 OpenOffice.org_project/330m20$Build-9567</meta:generator>
    <dc:date>2012-02-12T12:15:55.76</dc:date>
    <meta:document-statistic meta:table-count="3" meta:cell-count="33" meta:object-count="0"/>
    <meta:user-defined meta:name="Info 1"/>
    <meta:user-defined meta:name="Info 2"/>
    <meta:user-defined meta:name="Info 3"/>
    <meta:user-defined meta:name="Info 4"/>
  </office:meta>
</office:document-meta>
</file>